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UserAgent.getPage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resolveURI( String href , String ba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UserAgent.setBaseURL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Cre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ventBroadcaster.processEvent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UserAgent.getURI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Producer( String produc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TargetResolution( int 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LocatorEnabled( boolean enable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Keywo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RendererO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Keywords( String key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XMLHandl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ImageSess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ventBroadcaster.broadcastEvent( 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FOEventHandle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FontBaseURL( String font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FOEventHandlerOverride( FOEv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Target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URIResolver( URI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CreationDate( Date creatio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Render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Auth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Produc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RendererOverride( Renderer rende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PEventBroadcaster.FOPEventBroadcas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UserAgent.getSourceResol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EventBroadca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Title( String tit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Creator( String cre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Pa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TargetResolution( float dp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UserAgent.isBreakIndentInheritanceOnReferenceArea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isLocator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FOUserAgent( FopFactory 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OUserAgent.getPage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Bas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Author( String auth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Renderer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Source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Output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setOutput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resolv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FontBase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getTar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UserAgent.validateStri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